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6f27a"/>
    </style:style>
    <style:style style:name="P2" style:family="paragraph" style:parent-style-name="Standard">
      <style:paragraph-properties fo:text-align="center" style:justify-single-word="false"/>
      <style:text-properties officeooo:rsid="0007a0ca" officeooo:paragraph-rsid="0007a0ca"/>
    </style:style>
    <style:style style:name="P3" style:family="paragraph" style:parent-style-name="Standard">
      <style:paragraph-properties fo:text-align="start" style:justify-single-word="false"/>
      <style:text-properties officeooo:rsid="0007a0ca" officeooo:paragraph-rsid="0007a0ca"/>
    </style:style>
    <style:style style:name="P4" style:family="paragraph" style:parent-style-name="Standard">
      <style:text-properties fo:font-weight="bold" officeooo:rsid="0007a0ca" officeooo:paragraph-rsid="0007a0ca" style:font-weight-asian="bold" style:font-weight-complex="bold"/>
    </style:style>
    <style:style style:name="P5" style:family="paragraph" style:parent-style-name="Standard">
      <style:text-properties fo:font-weight="bold" officeooo:paragraph-rsid="0006f27a" style:font-weight-asian="bold" style:font-weight-complex="bold"/>
    </style:style>
    <style:style style:name="P6" style:family="paragraph" style:parent-style-name="Standard">
      <style:text-properties fo:font-weight="normal" officeooo:rsid="0007a0ca" officeooo:paragraph-rsid="0007a0ca" style:font-weight-asian="normal" style:font-weight-complex="normal"/>
    </style:style>
    <style:style style:name="P7" style:family="paragraph" style:parent-style-name="Standard">
      <style:text-properties officeooo:paragraph-rsid="0007a0ca"/>
    </style:style>
    <style:style style:name="P8" style:family="paragraph" style:parent-style-name="Standard">
      <style:text-properties officeooo:paragraph-rsid="000857cb"/>
    </style:style>
    <style:style style:name="P9" style:family="paragraph" style:parent-style-name="Standard">
      <style:text-properties officeooo:rsid="00089c17" officeooo:paragraph-rsid="00089c17"/>
    </style:style>
    <style:style style:name="P10" style:family="paragraph" style:parent-style-name="Standard">
      <style:text-properties officeooo:rsid="000857cb" officeooo:paragraph-rsid="000857cb"/>
    </style:style>
    <style:style style:name="P11" style:family="paragraph" style:parent-style-name="Standard">
      <style:text-properties officeooo:rsid="000a242b" officeooo:paragraph-rsid="000a242b"/>
    </style:style>
    <style:style style:name="P12" style:family="paragraph" style:parent-style-name="Standard">
      <style:paragraph-properties style:line-height-at-least="0.1409in"/>
      <style:text-properties fo:color="#d4d4d4" loext:opacity="100%" style:font-name="Menlo" fo:font-size="6.75pt" fo:font-weight="normal" fo:background-color="#1e1e1e"/>
    </style:style>
    <style:style style:name="P13" style:family="paragraph" style:parent-style-name="Standard">
      <style:paragraph-properties style:line-height-at-least="0.1409in"/>
      <style:text-properties fo:color="#6a9955" loext:opacity="100%" style:font-name="Menlo" fo:font-size="6.75pt" fo:font-weight="normal" fo:background-color="#1e1e1e"/>
    </style:style>
    <style:style style:name="P14" style:family="paragraph" style:parent-style-name="Standard">
      <style:paragraph-properties style:line-height-at-least="0.1409in"/>
    </style:style>
    <style:style style:name="P15" style:family="paragraph" style:parent-style-name="Standard">
      <style:text-properties officeooo:rsid="000b8e21" officeooo:paragraph-rsid="000b8e21"/>
    </style:style>
    <style:style style:name="P16" style:family="paragraph" style:parent-style-name="Standard">
      <style:paragraph-properties fo:margin-top="0in" fo:margin-bottom="0.1965in" style:contextual-spacing="false" style:line-height-at-least="0.1409in"/>
    </style:style>
    <style:style style:name="T1" style:family="text">
      <style:text-properties officeooo:rsid="0007a0ca"/>
    </style:style>
    <style:style style:name="T2" style:family="text">
      <style:text-properties fo:color="#000000" loext:opacity="100%" style:font-name="Times New Roman" fo:font-size="12pt" style:font-name-asian="Times New Roman1" style:font-size-asian="12pt" style:font-name-complex="Times New Roman1" style:font-size-complex="12pt"/>
    </style:style>
    <style:style style:name="T3" style:family="text">
      <style:text-properties fo:font-weight="bold" officeooo:rsid="000857cb" style:font-weight-asian="bold" style:font-weight-complex="bold"/>
    </style:style>
    <style:style style:name="T4" style:family="text">
      <style:text-properties officeooo:rsid="000857cb"/>
    </style:style>
    <style:style style:name="T5" style:family="text">
      <style:text-properties officeooo:rsid="00087b16"/>
    </style:style>
    <style:style style:name="T6" style:family="text">
      <style:text-properties fo:color="#c586c0" loext:opacity="100%"/>
    </style:style>
    <style:style style:name="T7" style:family="text">
      <style:text-properties fo:color="#4ec9b0" loext:opacity="100%"/>
    </style:style>
    <style:style style:name="T8" style:family="text">
      <style:text-properties fo:color="#569cd6" loext:opacity="100%"/>
    </style:style>
    <style:style style:name="T9" style:family="text">
      <style:text-properties fo:color="#dcdcaa" loext:opacity="100%"/>
    </style:style>
    <style:style style:name="T10" style:family="text">
      <style:text-properties fo:color="#9cdcfe" loext:opacity="100%"/>
    </style:style>
    <style:style style:name="T11" style:family="text">
      <style:text-properties fo:color="#b5cea8" loext:opacity="100%"/>
    </style:style>
    <style:style style:name="T12" style:family="text">
      <style:text-properties fo:color="#ce9178" loext:opacity="100%"/>
    </style:style>
    <style:style style:name="T13" style:family="text">
      <style:text-properties fo:color="#4fc1ff" loext:opacity="100%"/>
    </style:style>
    <style:style style:name="T14" style:family="text">
      <style:text-properties fo:color="#6a9955"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SC 11300</text:p>
      <text:p text:style-name="P3">Prof. <text:span text:style-name="T2">Chunyu Yuan</text:span></text:p>
      <text:p text:style-name="P2"/>
      <text:p text:style-name="P2">Word Search And Count</text:p>
      <text:p text:style-name="P2">Richard Yeung</text:p>
      <text:p text:style-name="P2"/>
      <text:p text:style-name="P4">BACKGROUND</text:p>
      <text:p text:style-name="P6">The project I worked on was to take a text file and count the number of words in said file while also counting the number of times each words was used, and incorporate multithreading into it. This project took some time as while I am a bit experienced with python, I never had to use multithreading before. However, I using a similar program in c#, so once I understood what its supposed to to, it was just a matter of finding the syntax for it. </text:p>
      <text:p text:style-name="P7"/>
      <text:p text:style-name="P5"><text:span text:style-name="T4">Each</text:span> member’s work</text:p>
      <text:p text:style-name="P1"><text:span text:style-name="T1">I am in my own group</text:span>. <text:span text:style-name="T1">I wrote all the entire code. Had to google some syntax, but the algorithm and the process behind it is all created. </text:span><text:s/></text:p>
      <text:p text:style-name="P1"/>
      <text:p text:style-name="P1"><text:span text:style-name="T3">Dataset</text:span> </text:p>
      <text:p text:style-name="P6">For this particular project, I took the text “Les Miserables” by Victor Hugo which had a little over half a million words. </text:p>
      <text:p text:style-name="P1"/>
      <text:p text:style-name="P1"><text:span text:style-name="T3">Milestone</text:span> </text:p>
      <text:p text:style-name="P10">In my project, I have two functions. One function is to strip the words of anything but letters. stripWord() it would remove numbers and special symbols. To do this, you would just have to compare if the character was withing ‘a’ and ‘z’ and the way this works is, from my understanding, by comparing their ascii values. If the character was not within this range, then I used string.replace() to remove only one instance of the character as removing more than one could give us an out-of-range error. Once the word was only made of letters, we return that word. </text:p>
      <text:p text:style-name="P8"/>
      <text:p text:style-name="P8"><text:span text:style-name="T4">The next function is countWords(). If takes four parameters: a string, two int arrays, and a dictionary. The string is simply the title of the text I am reading from. The two arrays were necessary as I figured there may be a problem if I </text:span><text:span text:style-name="T5">wanted to see how many words were counted from each thread</text:span><text:span text:style-name="T4">. The result</text:span><text:span text:style-name="T5">[]</text:span><text:span text:style-name="T4"> would output the number of words it counted. </text:span><text:span text:style-name="T5">The seconds[] would append how long each thread took to complete. Lastly, the dict is great as it only takes unique keys. So once a word was stripped and all letters are lowercase, it was easier to find unique words and add it to the dictionary. If the word wasn’t in the dictionary, it was added in and its value would start at 1. If the word already existed, I assign their old value and add 1. <text:s/></text:span></text:p>
      <text:p text:style-name="P9"/>
      <text:p text:style-name="P9">The rest of my code could be shoved into a __main__ function. It basically a bunch of setups and printing where in my code the programming is running, and printing outputs to show its results. For instance, in the beginning, I would take the title of the text file, and wrote a loop that would add a number after the title name as they would be the title for the number of text files I would create. My last two loops basically creates a thread, starts it, and another joins them. </text:p>
      <text:p text:style-name="P8"/>
      <text:p text:style-name="P11"/>
      <text:p text:style-name="P11"/>
      <text:p text:style-name="P11"/>
      <text:p text:style-name="P11"/>
      <text:p text:style-name="P11"/>
      <text:p text:style-name="P15"><text:soft-page-break/>Code</text:p>
      <text:p text:style-name="P11"/>
      <text:p text:style-name="P12"><text:span text:style-name="T6">import</text:span> <text:span text:style-name="T7">threading</text:span></text:p>
      <text:p text:style-name="P12"><text:span text:style-name="T6">import</text:span> <text:span text:style-name="T7">time</text:span></text:p>
      <text:p text:style-name="P14"/>
      <text:p text:style-name="P12"><text:span text:style-name="T8">def</text:span> <text:span text:style-name="T9">stripWord</text:span>(<text:span text:style-name="T10">word</text:span>):</text:p>
      <text:p text:style-name="P12"><text:span text:style-name="T6">for</text:span> <text:span text:style-name="T10">i</text:span> <text:span text:style-name="T6">in</text:span> <text:span text:style-name="T7">range</text:span>(<text:span text:style-name="T9">len</text:span>(<text:span text:style-name="T10">word</text:span>) - <text:span text:style-name="T11">1</text:span>, -<text:span text:style-name="T11">1</text:span>, -<text:span text:style-name="T11">1</text:span>):</text:p>
      <text:p text:style-name="P12"><text:span text:style-name="T6">if</text:span> (<text:span text:style-name="T10">word</text:span>[<text:span text:style-name="T10">i</text:span>] &lt; <text:span text:style-name="T12">'a'</text:span> <text:span text:style-name="T8">or</text:span> <text:span text:style-name="T10">word</text:span>[<text:span text:style-name="T10">i</text:span>] &gt; <text:span text:style-name="T12">'z'</text:span>):</text:p>
      <text:p text:style-name="P12"><text:span text:style-name="T10">word</text:span> = <text:span text:style-name="T10">word</text:span>.replace(<text:span text:style-name="T10">word</text:span>[<text:span text:style-name="T10">i</text:span>], <text:span text:style-name="T12">""</text:span>, <text:span text:style-name="T11">1</text:span>)</text:p>
      <text:p text:style-name="P12"><text:span text:style-name="T6">return</text:span> <text:span text:style-name="T10">word</text:span></text:p>
      <text:p text:style-name="P14"/>
      <text:p text:style-name="P12"><text:span text:style-name="T8">def</text:span> <text:span text:style-name="T9">countWords</text:span>(<text:span text:style-name="T10">title</text:span>, <text:span text:style-name="T10">result</text:span>, <text:span text:style-name="T10">seconds</text:span>, <text:span text:style-name="T10">dict</text:span>):</text:p>
      <text:p text:style-name="P12"><text:span text:style-name="T10">start</text:span> = <text:span text:style-name="T7">time</text:span>.<text:span text:style-name="T9">time</text:span>()</text:p>
      <text:p text:style-name="P12"><text:span text:style-name="T10">wordCount</text:span> = <text:span text:style-name="T11">0</text:span></text:p>
      <text:p text:style-name="P12"><text:span text:style-name="T10">f</text:span> = <text:span text:style-name="T9">open</text:span>(<text:span text:style-name="T10">title</text:span>, <text:span text:style-name="T12">'r'</text:span>)</text:p>
      <text:p text:style-name="P12"><text:span text:style-name="T6">for</text:span> <text:span text:style-name="T10">lines</text:span> <text:span text:style-name="T6">in</text:span> <text:span text:style-name="T10">f</text:span>.<text:span text:style-name="T9">readlines</text:span>():</text:p>
      <text:p text:style-name="P12"><text:span text:style-name="T10">line</text:span> = <text:span text:style-name="T10">lines</text:span>.<text:span text:style-name="T9">split</text:span>()</text:p>
      <text:p text:style-name="P13"># print(len(line), line)</text:p>
      <text:p text:style-name="P12"><text:span text:style-name="T10">wordCount</text:span> += <text:span text:style-name="T9">len</text:span>(<text:span text:style-name="T10">line</text:span>)</text:p>
      <text:p text:style-name="P12"><text:span text:style-name="T6">for</text:span> <text:span text:style-name="T10">word</text:span> <text:span text:style-name="T6">in</text:span> <text:span text:style-name="T10">line</text:span>:</text:p>
      <text:p text:style-name="P12"><text:span text:style-name="T10">word</text:span> = <text:span text:style-name="T10">word</text:span>.<text:span text:style-name="T9">lower</text:span>()</text:p>
      <text:p text:style-name="P12"><text:span text:style-name="T10">word</text:span> = <text:span text:style-name="T9">stripWord</text:span>(<text:span text:style-name="T10">word</text:span>)</text:p>
      <text:p text:style-name="P12"><text:span text:style-name="T6">if</text:span>(<text:span text:style-name="T10">word</text:span> <text:span text:style-name="T8">in</text:span> <text:span text:style-name="T10">dict</text:span>):</text:p>
      <text:p text:style-name="P12"><text:span text:style-name="T10">dict</text:span>[<text:span text:style-name="T10">word</text:span>] = <text:span text:style-name="T10">dict</text:span>.get(<text:span text:style-name="T10">word</text:span>) + <text:span text:style-name="T11">1</text:span></text:p>
      <text:p text:style-name="P12"><text:span text:style-name="T6">else</text:span>:</text:p>
      <text:p text:style-name="P12"><text:span text:style-name="T10">dict</text:span>[<text:span text:style-name="T10">word</text:span>] = <text:span text:style-name="T11">1</text:span></text:p>
      <text:p text:style-name="P16"/>
      <text:p text:style-name="P13"># print("Total found in ", title, ": ", wordCount, end="\n")</text:p>
      <text:p text:style-name="P12"><text:span text:style-name="T10">result</text:span>.append(<text:span text:style-name="T10">wordCount</text:span>)</text:p>
      <text:p text:style-name="P12"><text:span text:style-name="T10">seconds</text:span>.append(<text:span text:style-name="T7">time</text:span>.<text:span text:style-name="T9">time</text:span>() - <text:span text:style-name="T10">start</text:span>)</text:p>
      <text:p text:style-name="P16"/>
      <text:p text:style-name="P13"># f = open("LesMiserablesbyVictorHugo", 'r') #open a readable file</text:p>
      <text:p text:style-name="P14"/>
      <text:p text:style-name="P12"><text:span text:style-name="T10">Num_Of_Threads</text:span> = <text:span text:style-name="T11">8</text:span></text:p>
      <text:p text:style-name="P12"><text:span text:style-name="T10">title</text:span> = <text:span text:style-name="T12">"LesMiserablesbyVictorHugo.txt"</text:span></text:p>
      <text:p text:style-name="P12"><text:span text:style-name="T10">title_list</text:span> = []</text:p>
      <text:p text:style-name="P12"><text:span text:style-name="T10">text</text:span> = <text:span text:style-name="T10">title</text:span>.<text:span text:style-name="T9">split</text:span>(<text:span text:style-name="T12">'.'</text:span>)</text:p>
      <text:p text:style-name="P14"/>
      <text:p text:style-name="P12"><text:span text:style-name="T9">print</text:span>(<text:span text:style-name="T12">"Creating titles"</text:span>)</text:p>
      <text:p text:style-name="P12"><text:span text:style-name="T6">for</text:span> <text:span text:style-name="T10">i</text:span> <text:span text:style-name="T6">in</text:span> <text:span text:style-name="T7">range</text:span>(<text:span text:style-name="T10">Num_Of_Threads</text:span>):</text:p>
      <text:p text:style-name="P12"><text:span text:style-name="T10">newTitle</text:span> = <text:span text:style-name="T10">text</text:span>[<text:span text:style-name="T11">0</text:span>] + <text:span text:style-name="T7">str</text:span>(<text:span text:style-name="T10">i</text:span>) + <text:span text:style-name="T12">"."</text:span> + <text:span text:style-name="T10">text</text:span>[<text:span text:style-name="T11">1</text:span>]</text:p>
      <text:p text:style-name="P12"><text:span text:style-name="T9">print</text:span>(<text:span text:style-name="T10">newTitle</text:span>)</text:p>
      <text:p text:style-name="P12"><text:span text:style-name="T10">title_list</text:span>.<text:span text:style-name="T9">append</text:span>(<text:span text:style-name="T10">newTitle</text:span>)</text:p>
      <text:p text:style-name="P14"/>
      <text:p text:style-name="P12"><text:span text:style-name="T9">print</text:span>(<text:span text:style-name="T12">"Setup"</text:span>)</text:p>
      <text:p text:style-name="P12"><text:span text:style-name="T10">f</text:span> = <text:span text:style-name="T9">open</text:span>(<text:span text:style-name="T10">title</text:span>, <text:span text:style-name="T12">'r'</text:span>)</text:p>
      <text:p text:style-name="P12"><text:span text:style-name="T10">wordCount</text:span> = <text:span text:style-name="T11">0</text:span></text:p>
      <text:p text:style-name="P12"><text:span text:style-name="T10">lines</text:span> = <text:span text:style-name="T10">f</text:span>.<text:span text:style-name="T9">readlines</text:span>()</text:p>
      <text:p text:style-name="P12"><text:span text:style-name="T10">w</text:span> = [] </text:p>
      <text:p text:style-name="P12"><text:span text:style-name="T13">SIZE</text:span> = <text:span text:style-name="T7">int</text:span>(<text:span text:style-name="T9">len</text:span>(<text:span text:style-name="T10">lines</text:span>))</text:p>
      <text:p text:style-name="P12"><text:span text:style-name="T10">split</text:span> = (<text:span text:style-name="T7">int</text:span>(<text:span text:style-name="T13">SIZE</text:span> / <text:span text:style-name="T10">Num_Of_Threads</text:span>)) + <text:span text:style-name="T11">1</text:span> <text:span text:style-name="T14">#better to go over then under as going under can potentially cut out lines of text</text:span></text:p>
      <text:p text:style-name="P12"><text:span text:style-name="T9">print</text:span>(<text:span text:style-name="T8">f</text:span><text:span text:style-name="T12">"Total: </text:span><text:span text:style-name="T8">{</text:span><text:span text:style-name="T13">SIZE</text:span><text:span text:style-name="T8">}</text:span><text:span text:style-name="T12">, split: </text:span><text:span text:style-name="T8">{</text:span><text:span text:style-name="T10">split</text:span><text:span text:style-name="T8">}</text:span><text:span text:style-name="T12">"</text:span>)</text:p>
      <text:p text:style-name="P14"/>
      <text:p text:style-name="P12"><text:span text:style-name="T9">print</text:span>(<text:span text:style-name="T12">"Splitting the text"</text:span>)</text:p>
      <text:p text:style-name="P12"><text:span text:style-name="T6">for</text:span> <text:span text:style-name="T10">i</text:span> <text:span text:style-name="T6">in</text:span> <text:span text:style-name="T7">range</text:span>(<text:span text:style-name="T10">Num_Of_Threads</text:span>):</text:p>
      <text:p text:style-name="P12"><text:span text:style-name="T9">print</text:span>(<text:span text:style-name="T8">f</text:span><text:span text:style-name="T12">"Writing to file: </text:span><text:span text:style-name="T8">{</text:span><text:span text:style-name="T10">title_list</text:span>[<text:span text:style-name="T10">i</text:span>]<text:span text:style-name="T8">}</text:span><text:span text:style-name="T12">"</text:span>)</text:p>
      <text:p text:style-name="P12"><text:span text:style-name="T10">w</text:span> = <text:span text:style-name="T9">open</text:span>(<text:span text:style-name="T10">title_list</text:span>[<text:span text:style-name="T10">i</text:span>], <text:span text:style-name="T12">'w'</text:span>)</text:p>
      <text:p text:style-name="P12"><text:span text:style-name="T10">start</text:span> = <text:span text:style-name="T10">i</text:span> * <text:span text:style-name="T10">split</text:span></text:p>
      <text:p text:style-name="P12"><text:span text:style-name="T10">end</text:span> = <text:span text:style-name="T10">start</text:span> + <text:span text:style-name="T10">split</text:span></text:p>
      <text:p text:style-name="P12"><text:soft-page-break/><text:span text:style-name="T6">if</text:span> <text:span text:style-name="T10">end</text:span> &gt; <text:span text:style-name="T13">SIZE</text:span>: <text:span text:style-name="T10">end</text:span> = <text:span text:style-name="T13">SIZE</text:span></text:p>
      <text:p text:style-name="P12"><text:span text:style-name="T9">print</text:span>(<text:span text:style-name="T8">f</text:span><text:span text:style-name="T12">"Start: </text:span><text:span text:style-name="T8">{</text:span><text:span text:style-name="T10">start</text:span><text:span text:style-name="T8">}</text:span><text:span text:style-name="T12">, End: </text:span><text:span text:style-name="T8">{</text:span><text:span text:style-name="T10">end</text:span><text:span text:style-name="T8">}</text:span><text:span text:style-name="T12">"</text:span>)</text:p>
      <text:p text:style-name="P12"><text:span text:style-name="T6">for</text:span> <text:span text:style-name="T10">line</text:span> <text:span text:style-name="T6">in</text:span> <text:span text:style-name="T10">lines</text:span>[<text:span text:style-name="T10">start</text:span>:<text:span text:style-name="T10">end</text:span>]:</text:p>
      <text:p text:style-name="P13"># print(line, end="")</text:p>
      <text:p text:style-name="P12"><text:span text:style-name="T10">w</text:span>.<text:span text:style-name="T9">write</text:span>(<text:span text:style-name="T10">line</text:span>)</text:p>
      <text:p text:style-name="P12"><text:span text:style-name="T10">w</text:span>.<text:span text:style-name="T9">close</text:span>() <text:span text:style-name="T14">#close document so it can be read properly</text:span></text:p>
      <text:p text:style-name="P14"/>
      <text:p text:style-name="P12"><text:span text:style-name="T9">print</text:span>(<text:span text:style-name="T12">"Creating threads, results, and seconds"</text:span>)</text:p>
      <text:p text:style-name="P12"><text:span text:style-name="T10">threads</text:span> = []</text:p>
      <text:p text:style-name="P12"><text:span text:style-name="T10">result</text:span> = []</text:p>
      <text:p text:style-name="P12"><text:span text:style-name="T10">seconds</text:span> = []</text:p>
      <text:p text:style-name="P12"><text:span text:style-name="T10">dict</text:span> = {}</text:p>
      <text:p text:style-name="P14"/>
      <text:p text:style-name="P12"><text:span text:style-name="T9">print</text:span>(<text:span text:style-name="T12">"Starting to count"</text:span>)</text:p>
      <text:p text:style-name="P12"><text:span text:style-name="T6">for</text:span> <text:span text:style-name="T10">i</text:span> <text:span text:style-name="T6">in</text:span> <text:span text:style-name="T7">range</text:span>(<text:span text:style-name="T10">Num_Of_Threads</text:span>):</text:p>
      <text:p text:style-name="P12"><text:span text:style-name="T9">print</text:span>(<text:span text:style-name="T12">"Counting in "</text:span>, <text:span text:style-name="T10">title_list</text:span>[<text:span text:style-name="T10">i</text:span>])</text:p>
      <text:p text:style-name="P12"><text:span text:style-name="T10">threads</text:span>.<text:span text:style-name="T9">append</text:span>(<text:span text:style-name="T7">threading</text:span>.<text:span text:style-name="T7">Thread</text:span>(<text:span text:style-name="T10">target</text:span>=<text:span text:style-name="T9">countWords</text:span>, <text:span text:style-name="T10">args</text:span>=(<text:span text:style-name="T10">title_list</text:span>[<text:span text:style-name="T10">i</text:span>], <text:span text:style-name="T10">result</text:span>, <text:span text:style-name="T10">seconds</text:span>, <text:span text:style-name="T10">dict</text:span>, )))</text:p>
      <text:p text:style-name="P12"><text:span text:style-name="T10">threads</text:span>[<text:span text:style-name="T10">i</text:span>].start()</text:p>
      <text:p text:style-name="P14"/>
      <text:p text:style-name="P12"><text:span text:style-name="T6">for</text:span> <text:span text:style-name="T10">i</text:span> <text:span text:style-name="T6">in</text:span> <text:span text:style-name="T7">range</text:span>(<text:span text:style-name="T10">Num_Of_Threads</text:span>):</text:p>
      <text:p text:style-name="P12"><text:span text:style-name="T10">threads</text:span>[<text:span text:style-name="T10">i</text:span>].join()</text:p>
      <text:p text:style-name="P12"><text:span text:style-name="T9">print</text:span>(<text:span text:style-name="T8">f</text:span><text:span text:style-name="T12">"End thread[</text:span><text:span text:style-name="T8">{</text:span><text:span text:style-name="T10">i</text:span><text:span text:style-name="T8">}</text:span><text:span text:style-name="T12">] in </text:span><text:span text:style-name="T8">{</text:span><text:span text:style-name="T10">seconds</text:span>[<text:span text:style-name="T10">i</text:span>]<text:span text:style-name="T8">}</text:span><text:span text:style-name="T12"> seconds"</text:span>)</text:p>
      <text:p text:style-name="P12"><text:span text:style-name="T10">wordCount</text:span> += <text:span text:style-name="T10">result</text:span>[<text:span text:style-name="T10">i</text:span>]</text:p>
      <text:p text:style-name="P14"/>
      <text:p text:style-name="P12"><text:span text:style-name="T9">print</text:span>(<text:span text:style-name="T12">"Total words: "</text:span>, <text:span text:style-name="T10">wordCount</text:span>)</text:p>
      <text:p text:style-name="P14"/>
      <text:p text:style-name="P13"># sortedList = sorted([(values, keys) for (keys, values) in dict.items()], reverse=True)</text:p>
      <text:p text:style-name="P14"/>
      <text:p text:style-name="P13"># for i in sortedList:</text:p>
      <text:p text:style-name="P13"># print(i[0], i[1])</text:p>
      <text:p text:style-name="P14"/>
      <text:p text:style-name="P12"><text:span text:style-name="T6">for</text:span> <text:span text:style-name="T10">i</text:span> <text:span text:style-name="T6">in</text:span> <text:span text:style-name="T10">dict</text:span>:</text:p>
      <text:p text:style-name="P12"><text:span text:style-name="T9">print</text:span>(<text:span text:style-name="T10">i</text:span>, <text:span text:style-name="T10">dict</text:span>[<text:span text:style-name="T10">i</text:span>])</text:p>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25T13:33:11.241140457</meta:creation-date>
    <meta:generator>LibreOffice/7.1.1.2$MacOSX_X86_64 LibreOffice_project/fe0b08f4af1bacafe4c7ecc87ce55bb426164676</meta:generator>
    <dc:date>2022-10-11T13:11:33.252450974</dc:date>
    <meta:editing-duration>PT1H13M46S</meta:editing-duration>
    <meta:editing-cycles>7</meta:editing-cycles>
    <meta:document-statistic meta:table-count="0" meta:image-count="0" meta:object-count="0" meta:page-count="3" meta:paragraph-count="90" meta:word-count="792" meta:character-count="4729" meta:non-whitespace-character-count="4016"/>
  </office:meta>
</office:document-meta>
</file>